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Kop1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P2" style:parent-style-name="Kop2" style:family="paragraph"/>
    <style:style style:name="P3" style:parent-style-name="Kop2" style:family="paragraph"/>
    <style:style style:name="P4" style:parent-style-name="Kop3" style:family="paragraph"/>
    <style:style style:name="T5" style:parent-style-name="Standaardalinea-lettertype" style:family="text">
      <style:text-properties style:font-name="Wingdings" style:font-name-asian="Wingdings" style:font-name-complex="Wingdings"/>
    </style:style>
    <style:style style:name="T6" style:parent-style-name="Standaardalinea-lettertype" style:family="text">
      <style:text-properties style:font-name="Wingdings" style:font-name-asian="Wingdings" style:font-name-complex="Wingdings"/>
    </style:style>
    <style:style style:name="T7" style:parent-style-name="Standaardalinea-lettertype" style:family="text">
      <style:text-properties style:font-name="Wingdings" style:font-name-asian="Wingdings" style:font-name-complex="Wingdings"/>
    </style:style>
    <style:style style:name="T8" style:parent-style-name="Standaardalinea-lettertype" style:family="text">
      <style:text-properties style:text-position="sub 63.6%"/>
    </style:style>
    <style:style style:name="T9" style:parent-style-name="Standaardalinea-lettertype" style:family="text">
      <style:text-properties style:font-name="Wingdings" style:font-name-asian="Wingdings" style:font-name-complex="Wingdings"/>
    </style:style>
    <style:style style:name="T10" style:parent-style-name="Standaardalinea-lettertype" style:family="text">
      <style:text-properties style:text-position="super 63.6%"/>
    </style:style>
    <style:style style:name="T11" style:parent-style-name="Standaardalinea-lettertype" style:family="text">
      <style:text-properties style:text-position="sub 63.6%"/>
    </style:style>
    <style:style style:name="T12" style:parent-style-name="Standaardalinea-lettertype" style:family="text">
      <style:text-properties style:text-position="super 63.6%"/>
    </style:style>
    <style:style style:name="T13" style:parent-style-name="Standaardalinea-lettertype" style:family="text">
      <style:text-properties style:font-name="Wingdings" style:font-name-asian="Wingdings" style:font-name-complex="Wingdings"/>
    </style:style>
    <style:style style:name="T14" style:parent-style-name="Standaardalinea-lettertype" style:family="text">
      <style:text-properties style:text-position="super 63.6%"/>
    </style:style>
    <style:style style:name="T15" style:parent-style-name="Standaardalinea-lettertype" style:family="text">
      <style:text-properties style:text-position="sub 63.6%"/>
    </style:style>
    <style:style style:name="P16" style:parent-style-name="Standaard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center" style:position="3.15in"/>
          <style:tab-stop style:type="left" style:position="3.4333in"/>
        </style:tab-stops>
      </style:paragraph-properties>
    </style:style>
    <style:style style:name="T17" style:parent-style-name="Standaardalinea-lettertype" style:family="text">
      <style:text-properties style:text-position="super 63.6%"/>
    </style:style>
    <style:style style:name="T18" style:parent-style-name="Standaardalinea-lettertype" style:family="text">
      <style:text-properties style:text-position="sub 63.6%"/>
    </style:style>
    <style:style style:name="T19" style:parent-style-name="Standaardalinea-lettertype" style:family="text">
      <style:text-properties style:text-position="sub 63.6%"/>
    </style:style>
    <style:style style:name="T20" style:parent-style-name="Standaardalinea-lettertype" style:family="text">
      <style:text-properties style:font-name="Wingdings" style:font-name-asian="Wingdings" style:font-name-complex="Wingdings"/>
    </style:style>
    <style:style style:name="T21" style:parent-style-name="Standaardalinea-lettertype" style:family="text">
      <style:text-properties style:text-position="super 63.6%"/>
    </style:style>
    <style:style style:name="T22" style:parent-style-name="Standaardalinea-lettertype" style:family="text">
      <style:text-properties style:text-position="sub 63.6%"/>
    </style:style>
    <style:style style:name="T23" style:parent-style-name="Standaardalinea-lettertype" style:family="text">
      <style:text-properties style:text-position="super 63.6%"/>
    </style:style>
    <style:style style:name="T24" style:parent-style-name="Standaardalinea-lettertype" style:family="text">
      <style:text-properties style:font-name="Wingdings" style:font-name-asian="Wingdings" style:font-name-complex="Wingdings"/>
    </style:style>
    <style:style style:name="T25" style:parent-style-name="Standaardalinea-lettertype" style:family="text">
      <style:text-properties style:text-position="super 63.6%"/>
    </style:style>
    <style:style style:name="T26" style:parent-style-name="Standaardalinea-lettertype" style:family="text">
      <style:text-properties style:text-position="sub 63.6%"/>
    </style:style>
    <style:style style:name="T27" style:parent-style-name="Standaardalinea-lettertype" style:family="text">
      <style:text-properties fo:font-weight="bold" style:font-weight-asian="bold" style:font-weight-complex="bold"/>
    </style:style>
    <style:style style:name="T28" style:parent-style-name="Standaardalinea-lettertype" style:family="text">
      <style:text-properties fo:font-weight="bold" style:font-weight-asian="bold" style:font-weight-complex="bold" style:text-position="sub 63.6%"/>
    </style:style>
    <style:style style:name="T29" style:parent-style-name="Standaardalinea-lettertype" style:family="text">
      <style:text-properties fo:font-weight="bold" style:font-weight-asian="bold" style:font-weight-complex="bold"/>
    </style:style>
    <style:style style:name="P30" style:parent-style-name="Standaard" style:family="paragraph">
      <style:text-properties fo:font-style="italic" style:font-style-asian="italic" style:font-style-complex="italic"/>
    </style:style>
    <style:style style:name="P31" style:parent-style-name="Standaard" style:family="paragraph">
      <style:text-properties fo:font-style="italic" style:font-style-asian="italic" style:font-style-complex="italic"/>
    </style:style>
    <style:style style:name="T32" style:parent-style-name="Standaardalinea-lettertype" style:family="text">
      <style:text-properties fo:font-style="italic" style:font-style-asian="italic" style:font-style-complex="italic"/>
    </style:style>
    <style:style style:name="T33" style:parent-style-name="Standaardalinea-lettertype" style:family="text">
      <style:text-properties fo:font-style="italic" style:font-style-asian="italic" style:font-style-complex="italic"/>
    </style:style>
    <style:style style:name="P34" style:parent-style-name="Kop3" style:family="paragraph"/>
    <style:style style:name="T35" style:parent-style-name="Standaardalinea-lettertype" style:family="text">
      <style:text-properties fo:font-weight="bold" style:font-weight-asian="bold" style:font-weight-complex="bold"/>
    </style:style>
    <style:style style:name="T36" style:parent-style-name="Standaardalinea-lettertype" style:family="text">
      <style:text-properties fo:font-weight="bold" style:font-weight-asian="bold" style:font-weight-complex="bold" style:text-position="super 63.6%"/>
    </style:style>
    <style:style style:name="T37" style:parent-style-name="Standaardalinea-lettertype" style:family="text">
      <style:text-properties fo:font-weight="bold" style:font-weight-asian="bold" style:font-weight-complex="bold" style:text-position="sub 63.6%"/>
    </style:style>
    <style:style style:name="T38" style:parent-style-name="Standaardalinea-lettertype" style:family="text">
      <style:text-properties fo:font-weight="bold" style:font-weight-asian="bold" style:font-weight-complex="bold"/>
    </style:style>
    <style:style style:name="P39" style:parent-style-name="Standaard" style:family="paragraph">
      <style:text-properties fo:font-style="italic" style:font-style-asian="italic" style:font-style-complex="italic"/>
    </style:style>
    <style:style style:name="P40" style:parent-style-name="Standaard" style:family="paragraph">
      <style:text-properties fo:font-style="italic" style:font-style-asian="italic" style:font-style-complex="italic"/>
    </style:style>
    <style:style style:name="P41" style:parent-style-name="Kop3" style:family="paragraph"/>
    <style:style style:name="T42" style:parent-style-name="Standaardalinea-lettertype" style:family="text">
      <style:text-properties fo:font-weight="bold" style:font-weight-asian="bold" style:font-weight-complex="bold"/>
    </style:style>
    <style:style style:name="T43" style:parent-style-name="Standaardalinea-lettertype" style:family="text">
      <style:text-properties fo:font-weight="bold" style:font-weight-asian="bold" style:font-weight-complex="bold" style:text-position="super 63.6%"/>
    </style:style>
    <style:style style:name="T44" style:parent-style-name="Standaardalinea-lettertype" style:family="text">
      <style:text-properties fo:font-weight="bold" style:font-weight-asian="bold" style:font-weight-complex="bold" style:text-position="sub 63.6%"/>
    </style:style>
    <style:style style:name="T45" style:parent-style-name="Standaardalinea-lettertype" style:family="text">
      <style:text-properties fo:font-weight="bold" style:font-weight-asian="bold" style:font-weight-complex="bold"/>
    </style:style>
    <style:style style:name="T46" style:parent-style-name="Standaardalinea-lettertype" style:family="text">
      <style:text-properties fo:font-weight="bold" style:font-weight-asian="bold" style:font-weight-complex="bold" style:text-position="super 63.6%"/>
    </style:style>
    <style:style style:name="T47" style:parent-style-name="Standaardalinea-lettertype" style:family="text">
      <style:text-properties fo:font-weight="bold" style:font-weight-asian="bold" style:font-weight-complex="bold"/>
    </style:style>
    <style:style style:name="T48" style:parent-style-name="Standaardalinea-lettertype" style:family="text">
      <style:text-properties fo:font-weight="bold" style:font-weight-asian="bold" style:font-weight-complex="bold"/>
    </style:style>
    <style:style style:name="T49" style:parent-style-name="Standaardalinea-lettertype" style:family="text">
      <style:text-properties fo:font-weight="bold" style:font-weight-asian="bold" style:font-weight-complex="bold"/>
    </style:style>
    <style:style style:name="P50" style:parent-style-name="Kop4" style:family="paragraph"/>
    <style:style style:name="P51" style:parent-style-name="Standaard" style:family="paragraph">
      <style:text-properties fo:font-style="italic" style:font-style-asian="italic" style:font-style-complex="italic"/>
    </style:style>
    <style:style style:name="P52" style:parent-style-name="Standaard" style:family="paragraph">
      <style:text-properties fo:font-style="italic" style:font-style-asian="italic" style:font-style-complex="italic"/>
    </style:style>
    <style:style style:name="T53" style:parent-style-name="Standaardalinea-lettertype" style:family="text">
      <style:text-properties fo:font-style="italic" style:font-style-asian="italic" style:font-style-complex="italic"/>
    </style:style>
    <style:style style:name="T54" style:parent-style-name="Standaardalinea-lettertype" style:family="text">
      <style:text-properties fo:font-style="italic" style:font-style-asian="italic" style:font-style-complex="italic"/>
    </style:style>
    <style:style style:name="P55" style:parent-style-name="Kop3" style:family="paragraph"/>
    <style:style style:name="T56" style:parent-style-name="Standaardalinea-lettertype" style:family="text">
      <style:text-properties fo:font-weight="bold" style:font-weight-asian="bold" style:font-weight-complex="bold"/>
    </style:style>
    <style:style style:name="T57" style:parent-style-name="Standaardalinea-lettertype" style:family="text">
      <style:text-properties fo:font-weight="bold" style:font-weight-asian="bold" style:font-weight-complex="bold" style:text-position="super 63.6%"/>
    </style:style>
    <style:style style:name="T58" style:parent-style-name="Standaardalinea-lettertype" style:family="text">
      <style:text-properties fo:font-weight="bold" style:font-weight-asian="bold" style:font-weight-complex="bold"/>
    </style:style>
    <style:style style:name="P59" style:parent-style-name="Kop4" style:family="paragraph"/>
    <style:style style:name="P60" style:parent-style-name="Standaard" style:family="paragraph">
      <style:text-properties fo:font-style="italic" style:font-style-asian="italic" style:font-style-complex="italic"/>
    </style:style>
    <style:style style:name="P61" style:parent-style-name="Standaard" style:family="paragraph">
      <style:text-properties fo:font-style="italic" style:font-style-asian="italic" style:font-style-complex="italic"/>
    </style:style>
    <style:style style:name="P62" style:parent-style-name="Kop3" style:family="paragraph"/>
    <style:style style:name="P63" style:parent-style-name="Kop3" style:family="paragraph"/>
    <style:style style:name="P64" style:parent-style-name="Standaard" style:family="paragraph">
      <style:text-properties fo:font-style="italic" style:font-style-asian="italic" style:font-style-complex="italic"/>
    </style:style>
    <style:style style:name="T65" style:parent-style-name="Standaardalinea-lettertype" style:family="text">
      <style:text-properties style:text-position="super 63.6%"/>
    </style:style>
    <style:style style:name="T66" style:parent-style-name="Standaardalinea-lettertype" style:family="text">
      <style:text-properties style:text-position="sub 63.6%"/>
    </style:style>
    <style:style style:name="P67" style:parent-style-name="Standaard" style:family="paragraph">
      <style:text-properties fo:font-style="italic" style:font-style-asian="italic" style:font-style-complex="italic"/>
    </style:style>
    <style:style style:name="T68" style:parent-style-name="Standaardalinea-lettertype" style:family="text">
      <style:text-properties fo:font-style="italic" style:font-style-asian="italic" style:font-style-complex="italic" fo:language="en" fo:country="GB"/>
    </style:style>
    <style:style style:name="T69" style:parent-style-name="Standaardalinea-lettertype" style:family="text">
      <style:text-properties fo:language="en" fo:country="GB"/>
    </style:style>
    <style:style style:name="T70" style:parent-style-name="Standaardalinea-lettertype" style:family="text">
      <style:text-properties style:text-position="super 63.6%" fo:language="en" fo:country="GB"/>
    </style:style>
    <style:style style:name="T71" style:parent-style-name="Standaardalinea-lettertype" style:family="text">
      <style:text-properties fo:language="en" fo:country="GB"/>
    </style:style>
    <style:style style:name="T72" style:parent-style-name="Standaardalinea-lettertype" style:family="text">
      <style:text-properties fo:language="en" fo:country="GB"/>
    </style:style>
    <style:style style:name="T73" style:parent-style-name="Standaardalinea-lettertype" style:family="text">
      <style:text-properties fo:font-style="italic" style:font-style-asian="italic" style:font-style-complex="italic" fo:language="en" fo:country="GB"/>
    </style:style>
    <style:style style:name="T74" style:parent-style-name="Standaardalinea-lettertype" style:family="text">
      <style:text-properties fo:language="en" fo:country="GB"/>
    </style:style>
    <style:style style:name="T75" style:parent-style-name="Standaardalinea-lettertype" style:family="text">
      <style:text-properties style:text-position="super 63.6%" fo:language="en" fo:country="GB"/>
    </style:style>
    <style:style style:name="T76" style:parent-style-name="Standaardalinea-lettertype" style:family="text">
      <style:text-properties style:text-position="sub 63.6%" fo:language="en" fo:country="GB"/>
    </style:style>
    <style:style style:name="T77" style:parent-style-name="Standaardalinea-lettertype" style:family="text">
      <style:text-properties fo:language="en" fo:country="GB"/>
    </style:style>
    <style:style style:name="T78" style:parent-style-name="Standaardalinea-lettertype" style:family="text">
      <style:text-properties fo:font-style="italic" style:font-style-asian="italic" style:font-style-complex="italic"/>
    </style:style>
    <style:style style:name="T79" style:parent-style-name="Standaardalinea-lettertype" style:family="text">
      <style:text-properties style:text-position="super 63.6%"/>
    </style:style>
    <style:style style:name="T80" style:parent-style-name="Standaardalinea-lettertype" style:family="text">
      <style:text-properties style:text-position="sub 63.6%"/>
    </style:style>
    <style:style style:name="P81" style:parent-style-name="Standaard" style:family="paragraph">
      <style:text-properties fo:font-style="italic" style:font-style-asian="italic" style:font-style-complex="italic"/>
    </style:style>
    <style:style style:name="T82" style:parent-style-name="Standaardalinea-lettertype" style:family="text">
      <style:text-properties style:text-position="super 63.6%"/>
    </style:style>
    <style:style style:name="T83" style:parent-style-name="Standaardalinea-lettertype" style:family="text">
      <style:text-properties style:text-position="sub 63.6%"/>
    </style:style>
    <style:style style:name="P84" style:parent-style-name="Standaard" style:family="paragraph">
      <style:text-properties fo:font-style="italic" style:font-style-asian="italic" style:font-style-complex="italic"/>
    </style:style>
    <style:style style:name="T85" style:parent-style-name="Standaardalinea-lettertype" style:family="text">
      <style:text-properties style:text-position="super 63.6%"/>
    </style:style>
    <style:style style:name="T86" style:parent-style-name="Standaardalinea-lettertype" style:family="text">
      <style:text-properties style:text-position="sub 63.6%"/>
    </style:style>
    <style:style style:name="T87" style:parent-style-name="Standaardalinea-lettertype" style:family="text">
      <style:text-properties style:text-position="super 63.6%"/>
    </style:style>
    <style:style style:name="T88" style:parent-style-name="Standaardalinea-lettertype" style:family="text">
      <style:text-properties style:text-position="sub 63.6%"/>
    </style:style>
    <style:style style:name="T89" style:parent-style-name="Standaardalinea-lettertype" style:family="text">
      <style:text-properties style:text-position="super 63.6%"/>
    </style:style>
    <style:style style:name="T90" style:parent-style-name="Standaardalinea-lettertype" style:family="text">
      <style:text-properties style:text-position="sub 63.6%"/>
    </style:style>
    <style:style style:name="P91" style:parent-style-name="Standaard" style:family="paragraph">
      <style:text-properties fo:font-style="italic" style:font-style-asian="italic" style:font-style-complex="italic"/>
    </style:style>
    <style:style style:name="P92" style:parent-style-name="Standaard" style:family="paragraph">
      <style:text-properties fo:font-style="italic" style:font-style-asian="italic" style:font-style-complex="italic"/>
    </style:style>
    <style:style style:name="P93" style:parent-style-name="Standaard" style:family="paragraph">
      <style:text-properties fo:font-style="italic" style:font-style-asian="italic" style:font-style-complex="italic"/>
    </style:style>
    <style:style style:name="P94" style:parent-style-name="Standaard" style:family="paragraph">
      <style:text-properties fo:font-style="italic" style:font-style-asian="italic" style:font-style-complex="italic"/>
    </style:style>
    <style:style style:name="P95" style:parent-style-name="Standaard" style:family="paragraph">
      <style:text-properties fo:font-style="italic" style:font-style-asian="italic" style:font-style-complex="italic"/>
    </style:style>
    <style:style style:name="T96" style:parent-style-name="Standaardalinea-lettertype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fo:clip="rect(0.34503in, 0.02881in, 0.42582in, 0.09366in)"/>
    </style:style>
  </office:automatic-styles>
  <office:body>
    <office:text text:use-soft-page-breaks="true">
      <text:h text:style-name="P1" text:outline-level="1">Data advanced – DIGITAL j2 s2<text:s/><text:tab/></text:h>
      <text:list text:style-name="LFO1" text:continue-numbering="true">
        <text:list-item>
          <text:p text:style-name="P2">Algemeen<text:s/></text:p>
        </text:list-item>
      </text:list>
      <text:p text:style-name="Standaard">Het examen bestaat uit een theoretisch en praktisch gedeelte. Voor het theoretisch gedeelte wordt er gefocust op de eerst 4 (?) hoofdstukken, voor dit deel mag een rekenmachine gebruikt worden.<text:s/></text:p>
      <text:p text:style-name="Standaard">Voor het praktisch gedeelte wordt er gefocust op de rest van de cursus, hierbij werken we met anaconda. We maken gebruik van zowel slides als een cursus.<text:s/></text:p>
      <text:list text:style-name="LFO1" text:continue-numbering="true">
        <text:list-item>
          <text:p text:style-name="P3">Combinatieleer<text:s/></text:p>
        </text:list-item>
      </text:list>
      <text:p text:style-name="Standaard">Bij combinatieleer tellen we het aantal elementen in een verzameling. Dit kan via permutaties, variaties, herhalingsvariaties of combinaties.<text:s/></text:p>
      <text:list text:style-name="LFO1" text:continue-numbering="true">
        <text:list-item>
          <text:list>
            <text:list-item>
              <text:p text:style-name="P4">Algemene symbolen<text:s/></text:p>
            </text:list-item>
          </text:list>
        </text:list-item>
      </text:list>
      <text:p text:style-name="Standaard">n!<text:s/><text:span text:style-name="T5"></text:span><text:s/>faculteit<text:tab/><text:tab/>(<text:s/>4! = 4*3*2*1<text:s/>)</text:p>
      <text:p text:style-name="Standaard">0! Is altijd gelijk aan 1<text:s/></text:p>
      <text:p text:style-name="Standaard">n<text:s/><text:span text:style-name="T6"></text:span><text:s/>aantal totaal elementen<text:s/></text:p>
      <text:p text:style-name="Standaard">p<text:s/><text:span text:style-name="T7"></text:span><text:s/>aantal elementen dat men effectief gebruikt</text:p>
      <text:p text:style-name="Standaard">P<text:span text:style-name="T8">n</text:span><text:s/><text:span text:style-name="T9"></text:span><text:s/>permutatie<text:s/><text:tab/><text:tab/><text:s/>( 4! = 4*3*2*1 )</text:p>
      <text:p text:style-name="Standaard">V<text:span text:style-name="T10">p</text:span><text:span text:style-name="T11">n</text:span><text:span text:style-name="T12"><text:s/></text:span><text:span text:style-name="T13"></text:span>variatie<text:s/><text:tab/><text:tab/><text:tab/><text:s/>( V<text:span text:style-name="T14">2</text:span><text:span text:style-name="T15">4<text:s/></text:span>= 4! / (4-2)! )</text:p>
      <text:p text:style-name="P16">~V<text:span text:style-name="T17">p</text:span><text:span text:style-name="T18">n</text:span><text:span text:style-name="T19"><text:s/></text:span><text:span text:style-name="T20"></text:span><text:s/>herhalingsvariatie<text:tab/><text:s/>(<text:s/>~V<text:span text:style-name="T21">2</text:span><text:span text:style-name="T22">4<text:s/></text:span>= 4²<text:s/>)<text:s/><text:tab/><text:tab/>(Recht streepje boven V)<text:s/></text:p>
      <text:p text:style-name="Standaard">C<text:span text:style-name="T23">p</text:span>n<text:s/><text:span text:style-name="T24"></text:span><text:s/>combinatie<text:tab/><text:tab/><text:s/>( C<text:span text:style-name="T25">2</text:span><text:span text:style-name="T26">4</text:span>= <text:s/>4! / 2! <text:s/>(4-2)! )<text:s/></text:p>
      <text:h text:style-name="Kop3" text:outline-level="3">2.2 Permutaties<text:s/></text:h>
      <text:p text:style-name="Standaard">Een permutatie is geordend en alle elementen zijn uniek, er is geen herhaling mogelijk.<text:s/></text:p>
      <text:p text:style-name="Standaard"><text:span text:style-name="T27">P</text:span><text:span text:style-name="T28">n<text:s/></text:span><text:span text:style-name="T29">= n!<text:s/></text:span></text:p>
      <text:h text:style-name="Kop4" text:outline-level="4">2.2.1 Voorbeelden<text:s/></text:h>
      <text:p text:style-name="P30">Voorbeeld 2 p 4</text:p>
      <text:p text:style-name="Standaard">6! = 6 * 5 * 4 * 3 * 2 * 1 = 720</text:p>
      <text:p text:style-name="P31">Voorbeeld 3 p 4<text:s/></text:p>
      <text:p text:style-name="Standaard"><text:span text:style-name="T32">a</text:span><text:s text:c="2"/>9! = 362 880</text:p>
      <text:p text:style-name="Standaard"><text:span text:style-name="T33">b<text:s/></text:span><text:s/>5! * 4! * 2 = 5 760<text:s/><text:tab/><text:tab/>(We tellen niet op, maar vermenigvuldigen, we doen *2, want we kunnen de jongens en meisjes van kant wisselen )<text:s/></text:p>
      <text:list text:style-name="LFO3" text:continue-numbering="true">
        <text:list-item>
          <text:list>
            <text:list-item>
              <text:p text:style-name="P34">Variaties<text:s/></text:p>
            </text:list-item>
          </text:list>
        </text:list-item>
      </text:list>
      <text:p text:style-name="Standaard">Een variatie is geordend en alle elementen zijn uniek, er is geen herhaling mogelijk. Niet elk element hoeft gebruikt te worden.</text:p>
      <text:p text:style-name="Standaard"><text:span text:style-name="T35">V</text:span><text:span text:style-name="T36">p</text:span><text:span text:style-name="T37">n</text:span><text:span text:style-name="T38"><text:s/>= n! / (n-p)!<text:s/></text:span></text:p>
      <text:p text:style-name="Standaard">Een variatie waarbij men alle elementen gebruikt is een permutatie.<text:s/></text:p>
      <text:soft-page-break/>
      <text:h text:style-name="Kop4" text:outline-level="4">2.3.1 Voorbeelden<text:s/></text:h>
      <text:p text:style-name="P39">Voorbeeld 5 p 6<text:s/></text:p>
      <text:p text:style-name="Standaard">20! / (20-3)! = 6<text:s/>840</text:p>
      <text:p text:style-name="P40">Voorbeeld 6 p 7<text:s/></text:p>
      <text:p text:style-name="Standaard">10! / (10-4)! = 5<text:s/>040<text:tab/><text:tab/>(We gebruiken 10 en niet 220, want het gaat over stemgerechtigden)</text:p>
      <text:list text:style-name="LFO3" text:continue-numbering="true">
        <text:list-item>
          <text:list>
            <text:list-item>
              <text:p text:style-name="P41">Herhalingsvariaties<text:s/></text:p>
            </text:list-item>
          </text:list>
        </text:list-item>
      </text:list>
      <text:p text:style-name="Standaard">Een herhalingsvariatie is geordend, niet alle elementen zijn uniek. Herhalingen zijn mogelijk.</text:p>
      <text:p text:style-name="Standaard"><text:span text:style-name="T42">~V</text:span><text:span text:style-name="T43">p</text:span><text:span text:style-name="T44">n</text:span><text:span text:style-name="T45"><text:s/>= n</text:span><text:span text:style-name="T46">p</text:span><text:span text:style-name="T47"><text:tab/></text:span><text:span text:style-name="T48"><text:tab/></text:span><text:span text:style-name="T49"><text:tab/>(recht streepje over V)</text:span></text:p>
      <text:list text:style-name="LFO3" text:continue-numbering="true">
        <text:list-item>
          <text:list>
            <text:list-item>
              <text:list>
                <text:list-item>
                  <text:p text:style-name="P50">­­Voorbeelden<text:s/></text:p>
                </text:list-item>
              </text:list>
            </text:list-item>
          </text:list>
        </text:list-item>
      </text:list>
      <text:p text:style-name="P51">Voorbeeld 8 p 9<text:s/></text:p>
      <text:p text:style-name="Standaard">4^30 =<text:s/>1.152.921.504.606.846.976‬</text:p>
      <text:p text:style-name="P52">Voorbeeld 9 p 9</text:p>
      <text:p text:style-name="Standaard"><text:span text:style-name="T53">a <text:s/></text:span>6² = 36</text:p>
      <text:p text:style-name="Standaard"><text:span text:style-name="T54">b <text:s/></text:span>6! / (6-1)! = 6<text:s/></text:p>
      <text:list text:style-name="LFO3" text:continue-numbering="true">
        <text:list-item>
          <text:list>
            <text:list-item>
              <text:p text:style-name="P55">Combinaties<text:s/></text:p>
            </text:list-item>
          </text:list>
        </text:list-item>
      </text:list>
      <text:p text:style-name="Standaard">Een combinatie is niet geordend, alle elementen zijn uniek. Er is geen herhaling mogelijk.</text:p>
      <text:p text:style-name="Standaard"><text:span text:style-name="T56">C</text:span><text:span text:style-name="T57">p</text:span><text:span text:style-name="T58">n = n! / p! <text:s/>(n-p)!<text:s/></text:span></text:p>
      <text:list text:style-name="LFO3" text:continue-numbering="true">
        <text:list-item>
          <text:list>
            <text:list-item>
              <text:list>
                <text:list-item>
                  <text:p text:style-name="P59">Voorbeelden<text:s/></text:p>
                </text:list-item>
              </text:list>
            </text:list-item>
          </text:list>
        </text:list-item>
      </text:list>
      <text:p text:style-name="P60">Voorbeeld 10 p 10</text:p>
      <text:p text:style-name="Standaard">16! / 5! ( 16 - 5)! = 4<text:s/>368</text:p>
      <text:p text:style-name="P61">Voorbeeld 11 p 11</text:p>
      <text:p text:style-name="Standaard">52! / 7! ( 52 - 7)! =<text:s/>1,9143869136716744821654541222667e+120‬</text:p>
      <text:soft-page-break/>
      <text:list text:style-name="LFO3" text:continue-numbering="true">
        <text:list-item>
          <text:list>
            <text:list-item>
              <text:p text:style-name="P62">Samenvatting<text:s/></text:p>
            </text:list-item>
          </text:list>
        </text:list-item>
      </text:list>
      <text:p text:style-name="Standaard"><draw:frame draw:style-name="a0" draw:name="Afbeelding 1" text:anchor-type="as-char" svg:x="0in" svg:y="0in" svg:width="5.17865in" svg:height="3.39871in" style:rel-width="scale" style:rel-height="scale"><draw:image xlink:href="media/image1.emf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63">Oefeningen<text:s/></text:p>
            </text:list-item>
          </text:list>
        </text:list-item>
      </text:list>
      <text:p text:style-name="P64">Oefening 2<text:s/></text:p>
      <text:p text:style-name="Standaard">C<text:span text:style-name="T65">42</text:span><text:span text:style-name="T66">6</text:span><text:s/>= 42! / 6! (42-6)! =<text:s/><text:s/><text:s/>7,2590680542091317013971305202801e+89<text:tab/><text:tab/>//fout?<text:s/></text:p>
      <text:p text:style-name="P67">Oefening 4<text:s/></text:p>
      <text:p text:style-name="Standaard"><text:span text:style-name="T68">a <text:s/></text:span><text:span text:style-name="T69">P</text:span><text:span text:style-name="T70">6<text:s/></text:span><text:span text:style-name="T71">=</text:span><text:span text:style-name="T72"><text:s/>6! = 720</text:span></text:p>
      <text:p text:style-name="Standaard"><text:span text:style-name="T73">b</text:span><text:span text:style-name="T74"><text:s text:c="2"/>v</text:span><text:span text:style-name="T75">6</text:span><text:span text:style-name="T76">3</text:span><text:span text:style-name="T77"><text:s/>= 6! / (6-3)! = 120<text:s/></text:span></text:p>
      <text:p text:style-name="Standaard"><text:span text:style-name="T78">c</text:span><text:s text:c="2"/>‬C<text:span text:style-name="T79">6</text:span><text:span text:style-name="T80">2</text:span><text:s/>= 6! / 2! (6-2)! = 8 640<text:tab/><text:tab/><text:tab/><text:tab/><text:tab/><text:tab/><text:tab/>//fout?</text:p>
      <text:p text:style-name="P81">Oefening 6<text:s/></text:p>
      <text:p text:style-name="Standaard">V<text:span text:style-name="T82">26</text:span><text:span text:style-name="T83">6<text:s/></text:span>= <text:s/>26! / (26-6)! =<text:s/>165.765.600‬<text:tab/><text:tab/><text:tab/><text:tab/><text:tab/><text:tab/></text:p>
      <text:p text:style-name="P84">Oefening 8<text:s/></text:p>
      <text:p text:style-name="Standaard">C<text:span text:style-name="T85">2</text:span><text:span text:style-name="T86">1</text:span><text:s/>* ~V<text:span text:style-name="T87">26</text:span><text:span text:style-name="T88">3</text:span><text:s/>* ~V<text:span text:style-name="T89">10</text:span><text:span text:style-name="T90">3<text:s/></text:span>= 2 * 26² * 9³ =<text:s/>985.608‬<text:tab/><text:tab/><text:tab/><text:tab/><text:tab/>//fout?<text:s/></text:p>
      <text:p text:style-name="P91">Oefening 10<text:s/></text:p>
      <text:p text:style-name="P92">Oefening 12<text:s/></text:p>
      <text:p text:style-name="P93">Oefening 14</text:p>
      <text:p text:style-name="P94">Oefening 17</text:p>
      <text:p text:style-name="P95">Oefening 18<text:s/></text:p>
      <text:p text:style-name="Standaard"><text:span text:style-name="T96">Oefening 1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3pt" style:font-size-asian="13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font-size="12pt" style:font-size-asian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3pt" style:font-size-asian="13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F5496" fo:font-size="12pt" style:font-size-asian="12pt"/>
    </style:style>
    <style:style style:name="Default" style:display-name="Default" style:family="paragraph">
      <style:paragraph-properties style:text-autospace="none" fo:margin-bottom="0in" fo:line-height="100%"/>
      <style:text-properties style:font-name="Cambria Math" style:font-name-complex="Cambria Math" fo:color="#000000" fo:font-size="12pt" style:font-size-asian="12pt" style:font-size-complex="12pt" fo:hyphenate="false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nne Van Mechelen</meta:initial-creator>
    <dc:creator>Hanne Van Mechelen</dc:creator>
    <meta:creation-date>2020-02-18T07:09:00Z</meta:creation-date>
    <dc:date>2020-02-18T09:04:00Z</dc:date>
    <meta:print-date>2020-02-18T08:34:00Z</meta:print-date>
    <meta:template xlink:href="Normal" xlink:type="simple"/>
    <meta:editing-cycles>2</meta:editing-cycles>
    <meta:editing-duration>PT6840S</meta:editing-duration>
    <meta:document-statistic meta:page-count="3" meta:paragraph-count="5" meta:word-count="400" meta:character-count="2598" meta:row-count="18" meta:non-whitespace-character-count="2203"/>
  </office:meta>
</office:document-meta>
</file>